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23.841cm"/>
    </style:style>
    <style:style style:name="co3" style:family="table-column">
      <style:table-column-properties fo:break-before="auto" style:column-width="21.26cm"/>
    </style:style>
    <style:style style:name="co4" style:family="table-column">
      <style:table-column-properties fo:break-before="auto" style:column-width="11.04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Id,N,9,0</text:p>
          </table:table-cell>
          <table:table-cell office:value-type="string">
            <text:p>Numero,N,19,11</text:p>
          </table:table-cell>
          <table:table-cell office:value-type="string">
            <text:p>Nom,C,254</text:p>
          </table:table-cell>
          <table:table-cell office:value-type="string">
            <text:p>Adresse,C,254</text:p>
          </table:table-cell>
          <table:table-cell office:value-type="string">
            <text:p>Tel,C,25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Maison de la Prévention Santé</text:p>
          </table:table-cell>
          <table:table-cell office:value-type="string">
            <text:p>6 rue Maguelone <text:s text:c="12"/>340000 Montpellier</text:p>
          </table:table-cell>
          <table:table-cell office:value-type="string">
            <text:p>04 67 02 21 60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Hôtel de Ville</text:p>
          </table:table-cell>
          <table:table-cell office:value-type="string">
            <text:p>1 place Georges Frêche <text:s/>34267 Montpellier</text:p>
          </table:table-cell>
          <table:table-cell office:value-type="string">
            <text:p>04 67 34 44 93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  <table:table-cell office:value-type="string">
            <text:p>Zoo de Lunaret</text:p>
          </table:table-cell>
          <table:table-cell office:value-type="string">
            <text:p>50 avenue Agropolis <text:s/></text:p>
            <text:p>34090 Mtp</text:p>
          </table:table-cell>
          <table:table-cell office:value-type="string">
            <text:p>04 67 54 45 23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string">
            <text:p>Centre municipal Garosud</text:p>
          </table:table-cell>
          <table:table-cell office:value-type="string">
            <text:p>34000 Montpellier</text:p>
          </table:table-cell>
          <table:table-cell office:value-type="string">
            <text:p>04 67 34 74 62</text:p>
          </table:table-cell>
        </table:table-row>
        <table:table-row table:style-name="ro1">
          <table:table-cell table:number-columns-repeated="2" office:value-type="float" office:value="14">
            <text:p>14</text:p>
          </table:table-cell>
          <table:table-cell office:value-type="string">
            <text:p>Service surveillance voie publique (ASVP)</text:p>
          </table:table-cell>
          <table:table-cell office:value-type="string">
            <text:p><text:s/>8 Avenue Louis Blanc</text:p>
          </table:table-cell>
          <table:table-cell office:value-type="string">
            <text:p>04 99 58 80 31-32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string">
            <text:p>Poste de police Ecusson Centre ville</text:p>
          </table:table-cell>
          <table:table-cell office:value-type="string">
            <text:p>19 bis Rue durand <text:s text:c="4"/>34000 Montpellier</text:p>
          </table:table-cell>
          <table:table-cell office:value-type="string">
            <text:p>04 67 34 70 89</text:p>
          </table:table-cell>
        </table:table-row>
        <table:table-row table:style-name="ro2">
          <table:table-cell table:number-columns-repeated="2" office:value-type="float" office:value="17">
            <text:p>17</text:p>
          </table:table-cell>
          <table:table-cell office:value-type="string">
            <text:p>Unité Service Fourrière</text:p>
          </table:table-cell>
          <table:table-cell office:value-type="string">
            <text:p>1945 avenue de toulouse</text:p>
          </table:table-cell>
          <table:table-cell office:value-type="string">
            <text:p/>
            <text:p>04 67 06 10 51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string">
            <text:p>Poste de police Hotel de ville</text:p>
          </table:table-cell>
          <table:table-cell office:value-type="string">
            <text:p>789 chemin de moulares</text:p>
          </table:table-cell>
          <table:table-cell/>
        </table:table-row>
        <table:table-row table:style-name="ro2">
          <table:table-cell table:number-columns-repeated="2" office:value-type="float" office:value="20">
            <text:p>20</text:p>
          </table:table-cell>
          <table:table-cell office:value-type="string">
            <text:p>Palais des sports Pierre-de-Coubertin</text:p>
          </table:table-cell>
          <table:table-cell office:value-type="string">
            <text:p>Avenue de Naples</text:p>
            <text:p>34000 Montpellier</text:p>
          </table:table-cell>
          <table:table-cell office:value-type="string">
            <text:p>04 67 03 02 24</text:p>
          </table:table-cell>
        </table:table-row>
        <table:table-row table:style-name="ro2">
          <table:table-cell table:number-columns-repeated="2" office:value-type="float" office:value="21">
            <text:p>21</text:p>
          </table:table-cell>
          <table:table-cell office:value-type="string">
            <text:p>Gymnase François Spinosi</text:p>
          </table:table-cell>
          <table:table-cell office:value-type="string">
            <text:p>Rue de la Cavalade</text:p>
            <text:p>34000 Montpellier</text:p>
          </table:table-cell>
          <table:table-cell office:value-type="string">
            <text:p>04 67 15 90 35</text:p>
          </table:table-cell>
        </table:table-row>
        <table:table-row table:style-name="ro2">
          <table:table-cell table:number-columns-repeated="2" office:value-type="float" office:value="22">
            <text:p>22</text:p>
          </table:table-cell>
          <table:table-cell office:value-type="string">
            <text:p>Plateau sportif de Grammont</text:p>
            <text:p>Terrain 9, 10, 11</text:p>
          </table:table-cell>
          <table:table-cell office:value-type="string">
            <text:p>Avenue Albert Einstein</text:p>
            <text:p>34000 Montpellier</text:p>
          </table:table-cell>
          <table:table-cell office:value-type="string">
            <text:p>04 67 64 29 43</text:p>
          </table:table-cell>
        </table:table-row>
        <table:table-row table:style-name="ro2">
          <table:table-cell table:number-columns-repeated="2" office:value-type="float" office:value="23">
            <text:p>23</text:p>
          </table:table-cell>
          <table:table-cell office:value-type="string">
            <text:p>Maison de la Démocratie</text:p>
          </table:table-cell>
          <table:table-cell office:value-type="string">
            <text:p>16, rue de la République</text:p>
            <text:p><text:s/>34 Mtp</text:p>
          </table:table-cell>
          <table:table-cell office:value-type="string">
            <text:p>04 67 34 88 00</text:p>
          </table:table-cell>
        </table:table-row>
        <table:table-row table:style-name="ro1">
          <table:table-cell table:number-columns-repeated="2" office:value-type="float" office:value="24">
            <text:p>24</text:p>
          </table:table-cell>
          <table:table-cell office:value-type="string">
            <text:p>Gymnase Albert Batteux</text:p>
          </table:table-cell>
          <table:table-cell office:value-type="string">
            <text:p>150 rue François-Joseph-Gossec 34000 Montpellier</text:p>
          </table:table-cell>
          <table:table-cell office:value-type="string">
            <text:p>04 67 03 02 24</text:p>
          </table:table-cell>
        </table:table-row>
        <table:table-row table:style-name="ro2">
          <table:table-cell table:number-columns-repeated="2" office:value-type="float" office:value="25">
            <text:p>25</text:p>
          </table:table-cell>
          <table:table-cell office:value-type="string">
            <text:p>Gymnase Bernard-Jouanique</text:p>
          </table:table-cell>
          <table:table-cell office:value-type="string">
            <text:p>Rue Jaques-Dalcroze </text:p>
            <text:p>34080 Montpellier</text:p>
          </table:table-cell>
          <table:table-cell office:value-type="string">
            <text:p>04 67 54 63 99</text:p>
            <text:p/>
          </table:table-cell>
        </table:table-row>
        <table:table-row table:style-name="ro1">
          <table:table-cell table:number-columns-repeated="2" office:value-type="float" office:value="26">
            <text:p>26</text:p>
          </table:table-cell>
          <table:table-cell office:value-type="string">
            <text:p>Stade Municipal Sabathé</text:p>
          </table:table-cell>
          <table:table-cell office:value-type="string">
            <text:p>Impasse Saint-Cléophas 34000 Montpellier</text:p>
          </table:table-cell>
          <table:table-cell office:value-type="string">
            <text:p>04 67 47 10 22</text:p>
          </table:table-cell>
        </table:table-row>
        <table:table-row table:style-name="ro2">
          <table:table-cell table:number-columns-repeated="2" office:value-type="float" office:value="27">
            <text:p>27</text:p>
          </table:table-cell>
          <table:table-cell office:value-type="string">
            <text:p>Salle de Sports Alain Achille</text:p>
          </table:table-cell>
          <table:table-cell office:value-type="string">
            <text:p>1 place Marcel-Godechot </text:p>
            <text:p>34000 Montpellier</text:p>
          </table:table-cell>
          <table:table-cell office:value-type="string">
            <text:p>04 67 15 90 35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office:value-type="string">
            <text:p>Gymnase Alain Le Hetet</text:p>
          </table:table-cell>
          <table:table-cell office:value-type="string">
            <text:p>237 route de Vauguières 34 <text:s/>Montpellier</text:p>
          </table:table-cell>
          <table:table-cell office:value-type="string">
            <text:p>04 67 65 39 69</text:p>
          </table:table-cell>
        </table:table-row>
        <table:table-row table:style-name="ro2">
          <table:table-cell table:number-columns-repeated="2" office:value-type="float" office:value="29">
            <text:p>29</text:p>
          </table:table-cell>
          <table:table-cell office:value-type="string">
            <text:p>Maison pour tous <text:s text:c="2"/></text:p>
            <text:p>Albert Dubout</text:p>
          </table:table-cell>
          <table:table-cell office:value-type="string">
            <text:p>1071 avenue de la Justice de Castelnau </text:p>
            <text:p>34090 Montpellier</text:p>
          </table:table-cell>
          <table:table-cell office:value-type="string">
            <text:p>04 67 02 68 58</text:p>
          </table:table-cell>
        </table:table-row>
        <table:table-row table:style-name="ro2">
          <table:table-cell table:number-columns-repeated="2" office:value-type="float" office:value="30">
            <text:p>30</text:p>
          </table:table-cell>
          <table:table-cell office:value-type="string">
            <text:p>Maison pour tous </text:p>
            <text:p>Albert Camus</text:p>
          </table:table-cell>
          <table:table-cell office:value-type="string">
            <text:p>118 allée Maurice-Bonafos </text:p>
            <text:p>34080 Montpellier</text:p>
          </table:table-cell>
          <table:table-cell office:value-type="string">
            <text:p>04 67 27 3341</text:p>
          </table:table-cell>
        </table:table-row>
        <table:table-row table:style-name="ro2">
          <table:table-cell table:number-columns-repeated="2" office:value-type="float" office:value="31">
            <text:p>31</text:p>
          </table:table-cell>
          <table:table-cell office:value-type="string">
            <text:p>Mairie annexe de proximité Mosson</text:p>
          </table:table-cell>
          <table:table-cell office:value-type="string">
            <text:p>111 place de Tipasa </text:p>
            <text:p>Mas de la Paillade 34080 Montpellier</text:p>
          </table:table-cell>
          <table:table-cell office:value-type="string">
            <text:p>04 67 75 19 10</text:p>
            <text:p/>
          </table:table-cell>
        </table:table-row>
        <table:table-row table:style-name="ro2">
          <table:table-cell table:number-columns-repeated="2" office:value-type="float" office:value="32">
            <text:p>32</text:p>
          </table:table-cell>
          <table:table-cell office:value-type="string">
            <text:p>Maison pour tous </text:p>
            <text:p>François Villon</text:p>
          </table:table-cell>
          <table:table-cell office:value-type="string">
            <text:p>Rue des Araucarias <text:s/>34080 Montpellier</text:p>
          </table:table-cell>
          <table:table-cell office:value-type="string">
            <text:p>04 67 45 04 57</text:p>
            <text:p/>
          </table:table-cell>
        </table:table-row>
        <table:table-row table:style-name="ro2">
          <table:table-cell table:number-columns-repeated="2" office:value-type="float" office:value="33">
            <text:p>33</text:p>
          </table:table-cell>
          <table:table-cell office:value-type="string">
            <text:p>Maison pour tous <text:s/></text:p>
            <text:p>Mélina Mercouri</text:p>
          </table:table-cell>
          <table:table-cell office:value-type="string">
            <text:p>842 rue de la Vieille Poste </text:p>
            <text:p>34 Montpellier</text:p>
          </table:table-cell>
          <table:table-cell office:value-type="string">
            <text:p>04 99 92 23 80</text:p>
          </table:table-cell>
        </table:table-row>
        <table:table-row table:style-name="ro2">
          <table:table-cell table:number-columns-repeated="2" office:value-type="float" office:value="35">
            <text:p>35</text:p>
          </table:table-cell>
          <table:table-cell office:value-type="string">
            <text:p>Cimetière Saint-lazare</text:p>
          </table:table-cell>
          <table:table-cell office:value-type="string">
            <text:p>2 rond-point du Souvenir Français <text:s text:c="21"/>34000 Montpellier</text:p>
          </table:table-cell>
          <table:table-cell office:value-type="string">
            <text:p>04 67 75 34 46</text:p>
            <text:p/>
          </table:table-cell>
        </table:table-row>
        <table:table-row table:style-name="ro2">
          <table:table-cell table:number-columns-repeated="2" office:value-type="float" office:value="36">
            <text:p>36</text:p>
          </table:table-cell>
          <table:table-cell office:value-type="string">
            <text:p>Cimetière Saint-Etienne</text:p>
          </table:table-cell>
          <table:table-cell office:value-type="string">
            <text:p>Avenue Albert Einstein</text:p>
            <text:p>34000 Montpellier</text:p>
          </table:table-cell>
          <table:table-cell office:value-type="string">
            <text:p>04 99 52 87 35</text:p>
            <text:p/>
          </table:table-cell>
        </table:table-row>
        <table:table-row table:style-name="ro2">
          <table:table-cell table:number-columns-repeated="2" office:value-type="float" office:value="37">
            <text:p>37</text:p>
          </table:table-cell>
          <table:table-cell office:value-type="string">
            <text:p>Piscine PITOT</text:p>
          </table:table-cell>
          <table:table-cell office:value-type="string">
            <text:p>40 Allée J.RAYMOND</text:p>
            <text:p>MONTPELLIER</text:p>
          </table:table-cell>
          <table:table-cell office:value-type="string">
            <text:p>04 67 52 58 89</text:p>
          </table:table-cell>
        </table:table-row>
        <table:table-row table:style-name="ro2">
          <table:table-cell table:number-columns-repeated="2" office:value-type="float" office:value="38">
            <text:p>38</text:p>
          </table:table-cell>
          <table:table-cell office:value-type="string">
            <text:p>Piscine A. NAKACHE</text:p>
          </table:table-cell>
          <table:table-cell office:value-type="string">
            <text:p>237 route de Vauguières</text:p>
            <text:p>MONTPELLIER</text:p>
          </table:table-cell>
          <table:table-cell office:value-type="string">
            <text:p>04 67 22 57 05</text:p>
          </table:table-cell>
        </table:table-row>
        <table:table-row table:style-name="ro2">
          <table:table-cell table:number-columns-repeated="2" office:value-type="float" office:value="39">
            <text:p>39</text:p>
          </table:table-cell>
          <table:table-cell office:value-type="string">
            <text:p>Piscine J. TARIS</text:p>
          </table:table-cell>
          <table:table-cell office:value-type="string">
            <text:p>67 rue L.Michel</text:p>
            <text:p>MONTPELLIER</text:p>
          </table:table-cell>
          <table:table-cell office:value-type="string">
            <text:p>04 67 79 03 11</text:p>
          </table:table-cell>
        </table:table-row>
        <table:table-row table:style-name="ro2">
          <table:table-cell table:number-columns-repeated="2" office:value-type="float" office:value="41">
            <text:p>41</text:p>
          </table:table-cell>
          <table:table-cell office:value-type="string">
            <text:p>Piscine J. VIVES</text:p>
          </table:table-cell>
          <table:table-cell office:value-type="string">
            <text:p>1933 AVENUE DE Maurin</text:p>
            <text:p>MONTPELLIER</text:p>
          </table:table-cell>
          <table:table-cell office:value-type="string">
            <text:p>04 67 27 74 79</text:p>
          </table:table-cell>
        </table:table-row>
        <table:table-row table:style-name="ro2">
          <table:table-cell table:number-columns-repeated="2" office:value-type="float" office:value="40">
            <text:p>40</text:p>
          </table:table-cell>
          <table:table-cell office:value-type="string">
            <text:p>Piscine M. SPILLIART</text:p>
          </table:table-cell>
          <table:table-cell office:value-type="string">
            <text:p>154 Rue C.DESMOULINS</text:p>
            <text:p>MONTPELLIER</text:p>
          </table:table-cell>
          <table:table-cell office:value-type="string">
            <text:p>04 67 42 00 92</text:p>
          </table:table-cell>
        </table:table-row>
        <table:table-row table:style-name="ro2">
          <table:table-cell table:number-columns-repeated="2" office:value-type="float" office:value="42">
            <text:p>42</text:p>
          </table:table-cell>
          <table:table-cell office:value-type="string">
            <text:p>Piscine S. BERLIOUX</text:p>
          </table:table-cell>
          <table:table-cell office:value-type="string">
            <text:p>551 rue Métairie de Saysset</text:p>
            <text:p>MONTPELLIER</text:p>
          </table:table-cell>
          <table:table-cell office:value-type="string">
            <text:p>04 67 65 38 71</text:p>
          </table:table-cell>
        </table:table-row>
        <table:table-row table:style-name="ro2">
          <table:table-cell table:number-columns-repeated="2" office:value-type="float" office:value="43">
            <text:p>43</text:p>
          </table:table-cell>
          <table:table-cell office:value-type="string">
            <text:p>Piscine NEPTUNE</text:p>
          </table:table-cell>
          <table:table-cell office:value-type="string">
            <text:p>Avenue de Heidelberg</text:p>
            <text:p>MONTPELLIER</text:p>
          </table:table-cell>
          <table:table-cell office:value-type="string">
            <text:p>04 67 75 34 93</text:p>
          </table:table-cell>
        </table:table-row>
        <table:table-row table:style-name="ro2">
          <table:table-cell table:number-columns-repeated="2" office:value-type="float" office:value="44">
            <text:p>44</text:p>
          </table:table-cell>
          <table:table-cell office:value-type="string">
            <text:p>Piscine OLYMPIQUE ANTIGONE</text:p>
          </table:table-cell>
          <table:table-cell office:value-type="string">
            <text:p>195 avenue J.CARTIER</text:p>
            <text:p>MONTPELLIER</text:p>
          </table:table-cell>
          <table:table-cell office:value-type="string">
            <text:p>04 67 15 63 04</text:p>
          </table:table-cell>
        </table:table-row>
        <table:table-row table:style-name="ro2">
          <table:table-cell table:number-columns-repeated="2" office:value-type="float" office:value="45">
            <text:p>45</text:p>
          </table:table-cell>
          <table:table-cell office:value-type="string">
            <text:p>STADE DE LA MOSSON</text:p>
          </table:table-cell>
          <table:table-cell office:value-type="string">
            <text:p>Avenue de Heidelberg</text:p>
            <text:p>MONTPELLIER</text:p>
          </table:table-cell>
          <table:table-cell office:value-type="string">
            <text:p><text:s text:c="2"/>04 67 75 74 16</text:p>
          </table:table-cell>
        </table:table-row>
        <table:table-row table:style-name="ro2">
          <table:table-cell table:number-columns-repeated="2" office:value-type="float" office:value="46">
            <text:p>46</text:p>
          </table:table-cell>
          <table:table-cell office:value-type="string">
            <text:p>STADE Y. DU MANOIR</text:p>
          </table:table-cell>
          <table:table-cell office:value-type="string">
            <text:p>Avenue de la Vannière</text:p>
            <text:p>MONTPELLIER</text:p>
          </table:table-cell>
          <table:table-cell office:value-type="string">
            <text:p>04 67 13 60 00</text:p>
          </table:table-cell>
        </table:table-row>
        <table:table-row table:style-name="ro2">
          <table:table-cell table:number-columns-repeated="2" office:value-type="float" office:value="47">
            <text:p>47</text:p>
          </table:table-cell>
          <table:table-cell office:value-type="string">
            <text:p>PALAIS DES SPORTS R.BOUGNOL</text:p>
          </table:table-cell>
          <table:table-cell office:value-type="string">
            <text:p>1000, avenue du Val de Montferrand</text:p>
            <text:p>MONTPELLIER</text:p>
          </table:table-cell>
          <table:table-cell office:value-type="string">
            <text:p>04 67 52 76 14</text:p>
          </table:table-cell>
        </table:table-row>
        <table:table-row table:style-name="ro2">
          <table:table-cell table:number-columns-repeated="2" office:value-type="float" office:value="48">
            <text:p>48</text:p>
          </table:table-cell>
          <table:table-cell office:value-type="string">
            <text:p>PATINOIRE VEGAPOLIS</text:p>
          </table:table-cell>
          <table:table-cell office:value-type="string">
            <text:p>Place de France</text:p>
            <text:p>MONTPELLIER</text:p>
          </table:table-cell>
          <table:table-cell office:value-type="string">
            <text:p>04 99 522 600</text:p>
          </table:table-cell>
        </table:table-row>
        <table:table-row table:style-name="ro2">
          <table:table-cell table:number-columns-repeated="2" office:value-type="float" office:value="49">
            <text:p>49</text:p>
          </table:table-cell>
          <table:table-cell office:value-type="string">
            <text:p>CAP OMEGA</text:p>
          </table:table-cell>
          <table:table-cell office:value-type="string">
            <text:p>Rond point Benjamin Franklin</text:p>
            <text:p><text:s/>MONTPELLIER</text:p>
          </table:table-cell>
          <table:table-cell office:value-type="string">
            <text:p/>
            <text:p>04 67 59 30 01</text:p>
          </table:table-cell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string">
            <text:p>S.F.M.A.</text:p>
          </table:table-cell>
          <table:table-cell office:value-type="string">
            <text:p>Avenue Albert EINSTEIN</text:p>
            <text:p>MONTPELLIER</text:p>
          </table:table-cell>
          <table:table-cell office:value-type="string">
            <text:p/>
            <text:p>04 67 22 83 78</text:p>
          </table:table-cell>
        </table:table-row>
        <table:table-row table:style-name="ro2">
          <table:table-cell table:number-columns-repeated="2" office:value-type="float" office:value="51">
            <text:p>51</text:p>
          </table:table-cell>
          <table:table-cell office:value-type="string">
            <text:p>MUSEE FABRE</text:p>
          </table:table-cell>
          <table:table-cell office:value-type="string">
            <text:p>13, rue Montpelliéret</text:p>
            <text:p>34000 Montpellier</text:p>
          </table:table-cell>
          <table:table-cell office:value-type="string">
            <text:p/>
            <text:p>04 67 14 83 00</text:p>
          </table:table-cell>
        </table:table-row>
        <table:table-row table:style-name="ro2">
          <table:table-cell table:number-columns-repeated="2" office:value-type="float" office:value="52">
            <text:p>52</text:p>
          </table:table-cell>
          <table:table-cell office:value-type="string">
            <text:p>MEDIATHEQUE E.ZOLA</text:p>
          </table:table-cell>
          <table:table-cell office:value-type="string">
            <text:p>218 Bd de l'Aéroport International 34000 Montpellier</text:p>
          </table:table-cell>
          <table:table-cell office:value-type="string">
            <text:p/>
            <text:p>04 67 34 87 00</text:p>
          </table:table-cell>
        </table:table-row>
        <table:table-row table:style-name="ro2">
          <table:table-cell table:number-columns-repeated="2" office:value-type="float" office:value="53">
            <text:p>53</text:p>
          </table:table-cell>
          <table:table-cell office:value-type="string">
            <text:p>DOMAINE DE LA PROVIDENCE</text:p>
          </table:table-cell>
          <table:table-cell office:value-type="string">
            <text:p>1784 Avenue de TOULOUSE</text:p>
            <text:p>MONTPELLIER</text:p>
          </table:table-cell>
          <table:table-cell office:value-type="string">
            <text:p/>
            <text:p>04 99 64 25 80</text:p>
          </table:table-cell>
        </table:table-row>
        <table:table-row table:style-name="ro2">
          <table:table-cell table:number-columns-repeated="2" office:value-type="float" office:value="54">
            <text:p>54</text:p>
          </table:table-cell>
          <table:table-cell office:value-type="string">
            <text:p>RDC PAVILLON JUNON</text:p>
          </table:table-cell>
          <table:table-cell office:value-type="string">
            <text:p>50 Place Zeus</text:p>
            <text:p>MONTPELLIER</text:p>
          </table:table-cell>
          <table:table-cell office:value-type="string">
            <text:p/>
            <text:p>04 67 13 69 27</text:p>
          </table:table-cell>
        </table:table-row>
        <table:table-row table:style-name="ro2">
          <table:table-cell table:number-columns-repeated="2" office:value-type="float" office:value="55">
            <text:p>55</text:p>
          </table:table-cell>
          <table:table-cell office:value-type="string">
            <text:p>RDC PAVILLON ZEUS</text:p>
          </table:table-cell>
          <table:table-cell office:value-type="string">
            <text:p>50 Place Zeus</text:p>
            <text:p>MONTPELLIER</text:p>
          </table:table-cell>
          <table:table-cell office:value-type="string">
            <text:p/>
            <text:p>04 67 13 69 27</text:p>
          </table:table-cell>
        </table:table-row>
        <table:table-row table:style-name="ro2">
          <table:table-cell table:number-columns-repeated="2" office:value-type="float" office:value="58">
            <text:p>58</text:p>
          </table:table-cell>
          <table:table-cell office:value-type="string">
            <text:p>PAVILLON ZEUS (Salle Marianne)</text:p>
          </table:table-cell>
          <table:table-cell office:value-type="string">
            <text:p>50 Place Zeus</text:p>
            <text:p>MONTPELLIER</text:p>
          </table:table-cell>
          <table:table-cell office:value-type="string">
            <text:p/>
            <text:p>04 67 13 69 27</text:p>
          </table:table-cell>
        </table:table-row>
        <table:table-row table:style-name="ro2">
          <table:table-cell table:number-columns-repeated="2" office:value-type="float" office:value="56">
            <text:p>56</text:p>
          </table:table-cell>
          <table:table-cell office:value-type="string">
            <text:p>E.S.B.A.M.A.</text:p>
          </table:table-cell>
          <table:table-cell office:value-type="string">
            <text:p>130 , RUE YEHUDI </text:p>
            <text:p><text:s/>MONTPELLIER</text:p>
          </table:table-cell>
          <table:table-cell office:value-type="string">
            <text:p/>
            <text:p>04 99 58 32 87</text:p>
          </table:table-cell>
        </table:table-row>
        <table:table-row table:style-name="ro2">
          <table:table-cell table:number-columns-repeated="2" office:value-type="float" office:value="57">
            <text:p>57</text:p>
          </table:table-cell>
          <table:table-cell office:value-type="string">
            <text:p>MONTPELLIER DANCE</text:p>
          </table:table-cell>
          <table:table-cell office:value-type="string">
            <text:p>18 Rue Sainte Ursule</text:p>
            <text:p>MONTPELLIER</text:p>
          </table:table-cell>
          <table:table-cell office:value-type="string">
            <text:p/>
            <text:p>04 67 60 83 60</text:p>
          </table:table-cell>
        </table:table-row>
        <table:table-row table:style-name="ro2">
          <table:table-cell table:number-columns-repeated="2" office:value-type="float" office:value="59">
            <text:p>59</text:p>
          </table:table-cell>
          <table:table-cell office:value-type="string">
            <text:p>CRR</text:p>
          </table:table-cell>
          <table:table-cell office:value-type="string">
            <text:p>14 Rue Eugène Lisbonne</text:p>
            <text:p>34000 Montpellier</text:p>
          </table:table-cell>
          <table:table-cell office:value-type="string">
            <text:p/>
            <text:p>04 67 66 88 46</text:p>
          </table:table-cell>
        </table:table-row>
        <table:table-row table:style-name="ro1">
          <table:table-cell table:number-columns-repeated="2" office:value-type="float" office:value="60">
            <text:p>60</text:p>
          </table:table-cell>
          <table:table-cell office:value-type="string">
            <text:p>TAM</text:p>
          </table:table-cell>
          <table:table-cell office:value-type="string">
            <text:p>Parking comédie centre ville</text:p>
          </table:table-cell>
          <table:table-cell office:value-type="string">
            <text:p>04 67 07 63 79</text:p>
          </table:table-cell>
        </table:table-row>
        <table:table-row table:style-name="ro1">
          <table:table-cell table:number-columns-repeated="2" office:value-type="float" office:value="61">
            <text:p>61</text:p>
          </table:table-cell>
          <table:table-cell office:value-type="string">
            <text:p>TAM</text:p>
          </table:table-cell>
          <table:table-cell office:value-type="string">
            <text:p>Parking Corum</text:p>
          </table:table-cell>
          <table:table-cell office:value-type="string">
            <text:p>04 67 07 63 79</text:p>
          </table:table-cell>
        </table:table-row>
        <table:table-row table:style-name="ro1">
          <table:table-cell table:number-columns-repeated="2" office:value-type="float" office:value="62">
            <text:p>62</text:p>
          </table:table-cell>
          <table:table-cell office:value-type="string">
            <text:p>CCAS <text:s text:c="44"/>(Banque d'Acceuil)</text:p>
          </table:table-cell>
          <table:table-cell office:value-type="string">
            <text:p>125 place <text:s/>Thermidor <text:s text:c="14"/>34000 <text:s/>MONTPELLIER</text:p>
          </table:table-cell>
          <table:table-cell office:value-type="string">
            <text:p>04 99 <text:s/>52 77 53 <text:s text:c="13"/>06 14 09 40 21</text:p>
          </table:table-cell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string">
            <text:p>Université <text:s text:c="18"/>Montpellier 1 <text:s text:c="23"/>UFR d'Economie <text:s text:c="39"/>(1er étage, à côté des bureaux de l'administration)</text:p>
          </table:table-cell>
          <table:table-cell office:value-type="string">
            <text:p><text:s text:c="2"/>Avenue Raymond Dugrand <text:s text:c="36"/>CS 79606 <text:s text:c="23"/>34960 MONTPELLIER <text:s text:c="14"/>Cedex 2</text:p>
          </table:table-cell>
          <table:table-cell office:value-type="string">
            <text:p>04 34 43 24 44</text:p>
          </table:table-cell>
        </table:table-row>
        <table:table-row table:style-name="ro1">
          <table:table-cell table:number-columns-repeated="2" office:value-type="float" office:value="66">
            <text:p>66</text:p>
          </table:table-cell>
          <table:table-cell office:value-type="string">
            <text:p>Université <text:s text:c="18"/>Montpellier 1 <text:s text:c="23"/>UFR AES <text:s text:c="34"/>(1er étage, en face de la salle des professeurs)</text:p>
          </table:table-cell>
          <table:table-cell office:value-type="string">
            <text:p>Espace Richter <text:s/>Avenue Raymond Dugrand <text:s text:c="14"/>CS 59640 <text:s text:c="23"/>34960 MONTPELLIER <text:s text:c="14"/>Cedex 2</text:p>
          </table:table-cell>
          <table:table-cell office:value-type="string">
            <text:p>04 34 43 23 33</text:p>
          </table:table-cell>
        </table:table-row>
        <table:table-row table:style-name="ro1">
          <table:table-cell table:number-columns-repeated="2" office:value-type="float" office:value="64">
            <text:p>64</text:p>
          </table:table-cell>
          <table:table-cell office:value-type="string">
            <text:p>Université <text:s text:c="18"/>Montpellier 1 <text:s text:c="23"/>ISEM IPAG <text:s text:c="36"/>(Loge)</text:p>
          </table:table-cell>
          <table:table-cell office:value-type="string">
            <text:p>Espace Richter Bât b Vendémiaire <text:s text:c="22"/>CS 19519 <text:s text:c="30"/>34960 MONTPELLIER Cedex 2</text:p>
          </table:table-cell>
          <table:table-cell office:value-type="string">
            <text:p>ISEM : <text:s text:c="16"/>04 34 43 20 00 IPAG : <text:s text:c="15"/>04 67 15 85 46</text:p>
          </table:table-cell>
        </table:table-row>
        <table:table-row table:style-name="ro1">
          <table:table-cell table:number-columns-repeated="2" office:value-type="float" office:value="63">
            <text:p>63</text:p>
          </table:table-cell>
          <table:table-cell office:value-type="string">
            <text:p>Université <text:s text:c="18"/>Montpellier 1 <text:s text:c="23"/>Services Mutualisés Richter <text:s text:c="37"/>PC Securité</text:p>
          </table:table-cell>
          <table:table-cell office:value-type="string">
            <text:p>Espace Richter Bât E, BIU, MdE, Rue <text:s/>Vendémiaire <text:s text:c="22"/>CS 19519 <text:s text:c="30"/>34960 MONTPELLIER Cedex 2</text:p>
          </table:table-cell>
          <table:table-cell/>
        </table:table-row>
        <table:table-row table:style-name="ro1">
          <table:table-cell table:number-columns-repeated="2" office:value-type="float" office:value="67">
            <text:p>67</text:p>
          </table:table-cell>
          <table:table-cell office:value-type="string">
            <text:p>Université <text:s text:c="18"/>Montpellier 1 <text:s text:c="23"/>UFR Droit <text:s text:c="33"/>(accueil bâtiment1)</text:p>
          </table:table-cell>
          <table:table-cell office:value-type="string">
            <text:p>39 rue de l'université <text:s text:c="13"/>34060 Montpellier <text:s text:c="6"/>Cedex 2</text:p>
          </table:table-cell>
          <table:table-cell office:value-type="string">
            <text:p>04 67 61 54 00</text:p>
          </table:table-cell>
        </table:table-row>
        <table:table-row table:style-name="ro1">
          <table:table-cell table:number-columns-repeated="2" office:value-type="float" office:value="68">
            <text:p>68</text:p>
          </table:table-cell>
          <table:table-cell office:value-type="string">
            <text:p>Université <text:s text:c="18"/>Montpellier 1 <text:s text:c="23"/>UFR Droit <text:s text:c="33"/>(accueil bâtiment2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9">
            <text:p>69</text:p>
          </table:table-cell>
          <table:table-cell office:value-type="string">
            <text:p>Université <text:s text:c="18"/>Montpellier 1 <text:s text:c="23"/>UFR Médecine <text:s text:c="33"/>(Loge bâtiment Historique)</text:p>
          </table:table-cell>
          <table:table-cell office:value-type="string">
            <text:p>2 rue Ecole de Médecine <text:s text:c="2"/>CS 59001 <text:s text:c="22"/>34060 MONTPELLIER <text:s text:c="5"/>Cedex 2</text:p>
          </table:table-cell>
          <table:table-cell office:value-type="string">
            <text:p>04 67 60 10 0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string">
            <text:p>Université <text:s text:c="18"/>Montpellier 1 <text:s text:c="23"/>UFR Médecine <text:s text:c="33"/>(Loge Institut biologie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1">
            <text:p>71</text:p>
          </table:table-cell>
          <table:table-cell office:value-type="string">
            <text:p>Université <text:s text:c="18"/>Montpellier 1 <text:s text:c="23"/>UFR Odontologie <text:s text:c="32"/>(Hall Premier Etage Bât A)</text:p>
          </table:table-cell>
          <table:table-cell office:value-type="string">
            <text:p>545, avenue du Professeur J.L Viala <text:s text:c="14"/>34193 MONTPELLIER <text:s text:c="5"/>Cedex 5</text:p>
          </table:table-cell>
          <table:table-cell office:value-type="string">
            <text:p>04 67 10 44 70</text:p>
          </table:table-cell>
        </table:table-row>
        <table:table-row table:style-name="ro1">
          <table:table-cell table:number-columns-repeated="2" office:value-type="float" office:value="72">
            <text:p>72</text:p>
          </table:table-cell>
          <table:table-cell office:value-type="string">
            <text:p>Université <text:s text:c="18"/>Montpellier 1 <text:s text:c="23"/>UFR Pharmacie <text:s text:c="32"/>(LogeBât A)</text:p>
          </table:table-cell>
          <table:table-cell office:value-type="string">
            <text:p>15, avenue Charles Flahault <text:s text:c="32"/>BP 14491 <text:s text:c="22"/>34093 MONTPELLIER <text:s text:c="9"/>Cedex 5</text:p>
          </table:table-cell>
          <table:table-cell office:value-type="string">
            <text:p>04 67 54 80 00</text:p>
          </table:table-cell>
        </table:table-row>
        <table:table-row table:style-name="ro1">
          <table:table-cell table:number-columns-repeated="2" office:value-type="float" office:value="73">
            <text:p>73</text:p>
          </table:table-cell>
          <table:table-cell office:value-type="string">
            <text:p>Université <text:s text:c="18"/>Montpellier 1 <text:s text:c="23"/>UFR Pharmacie <text:s text:c="32"/>(Galerie à côté de la pharmacie expérimentale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4">
            <text:p>74</text:p>
          </table:table-cell>
          <table:table-cell office:value-type="string">
            <text:p>Université <text:s text:c="18"/>Montpellier 1 <text:s text:c="23"/>UFR Staps <text:s text:c="32"/>(Bâtiment A)</text:p>
          </table:table-cell>
          <table:table-cell office:value-type="string">
            <text:p>700, avenue du Pic <text:s text:c="3"/>Saint-Loup <text:s text:c="19"/>34090 MONTPELLIER</text:p>
          </table:table-cell>
          <table:table-cell office:value-type="string">
            <text:p>04 67 41 57 00</text:p>
          </table:table-cell>
        </table:table-row>
        <table:table-row table:style-name="ro1">
          <table:table-cell table:number-columns-repeated="2" office:value-type="float" office:value="75">
            <text:p>75</text:p>
          </table:table-cell>
          <table:table-cell office:value-type="string">
            <text:p>Université <text:s text:c="18"/>Montpellier 1 <text:s text:c="23"/>UFR Staps <text:s text:c="32"/>(P1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6">
            <text:p>76</text:p>
          </table:table-cell>
          <table:table-cell office:value-type="string">
            <text:p>Université <text:s text:c="18"/>Montpellier 1 <text:s text:c="23"/>UFR Staps <text:s text:c="32"/>(Palais des Sports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7">
            <text:p>77</text:p>
          </table:table-cell>
          <table:table-cell office:value-type="string">
            <text:p>Université <text:s text:c="13"/>Montpellier 2 <text:s text:c="23"/>PC Securite</text:p>
          </table:table-cell>
          <table:table-cell/>
          <table:table-cell office:value-type="string">
            <text:p>04 67 14 31 11</text:p>
          </table:table-cell>
        </table:table-row>
        <table:table-row table:style-name="ro3">
          <table:table-cell table:number-columns-repeated="2" office:value-type="float" office:value="79">
            <text:p>79</text:p>
          </table:table-cell>
          <table:table-cell office:value-type="string">
            <text:p>Université <text:s text:c="13"/>Montpellier 2 <text:s text:c="19"/>Secrétariat IAE</text:p>
          </table:table-cell>
          <table:table-cell office:value-type="string">
            <text:p>place Eugène Bataillon</text:p>
            <text:p>34095 MONTPELLIER CEDEX 5</text:p>
            <text:p/>
            <text:p/>
            <text:p/>
          </table:table-cell>
          <table:table-cell office:value-type="string">
            <text:p>04 67 14 31 11</text:p>
          </table:table-cell>
        </table:table-row>
        <table:table-row table:style-name="ro1">
          <table:table-cell table:number-columns-repeated="2" office:value-type="float" office:value="78">
            <text:p>78</text:p>
          </table:table-cell>
          <table:table-cell office:value-type="string">
            <text:p>Université <text:s text:c="13"/>Montpellier 2 <text:s text:c="14"/>Couloir <text:s/>de la présidence 1er étage</text:p>
          </table:table-cell>
          <table:table-cell/>
          <table:table-cell office:value-type="string">
            <text:p>04 67 14 31 11</text:p>
          </table:table-cell>
        </table:table-row>
        <table:table-row table:style-name="ro1">
          <table:table-cell table:number-columns-repeated="2" office:value-type="float" office:value="80">
            <text:p>80</text:p>
          </table:table-cell>
          <table:table-cell office:value-type="string">
            <text:p>Université <text:s text:c="13"/>Montpellier 2 <text:s text:c="19"/>Laboratoire AREVA</text:p>
          </table:table-cell>
          <table:table-cell/>
          <table:table-cell office:value-type="string">
            <text:p>04 67 14 31 11</text:p>
          </table:table-cell>
        </table:table-row>
        <table:table-row table:style-name="ro1">
          <table:table-cell table:number-columns-repeated="2" office:value-type="float" office:value="81">
            <text:p>81</text:p>
          </table:table-cell>
          <table:table-cell office:value-type="string">
            <text:p>Université <text:s text:c="13"/>Montpellier 2 <text:s text:c="19"/>SCOPPS</text:p>
          </table:table-cell>
          <table:table-cell/>
          <table:table-cell office:value-type="string">
            <text:p>04 67 14 31 11</text:p>
          </table:table-cell>
        </table:table-row>
        <table:table-row table:style-name="ro1">
          <table:table-cell table:number-columns-repeated="2" office:value-type="float" office:value="82">
            <text:p>82</text:p>
          </table:table-cell>
          <table:table-cell office:value-type="string">
            <text:p>Université <text:s text:c="13"/>Montpellier 2 <text:s text:c="19"/>Laboratoire L2C</text:p>
          </table:table-cell>
          <table:table-cell/>
          <table:table-cell office:value-type="string">
            <text:p>04 67 14 31 11</text:p>
          </table:table-cell>
        </table:table-row>
        <table:table-row table:style-name="ro1">
          <table:table-cell table:number-columns-repeated="2" office:value-type="float" office:value="86">
            <text:p>86</text:p>
          </table:table-cell>
          <table:table-cell office:value-type="string">
            <text:p>Université <text:s text:c="13"/>Montpellier 2 <text:s text:c="25"/>Centre Sportif Universitaire <text:s text:c="4"/>Piscine</text:p>
          </table:table-cell>
          <table:table-cell/>
          <table:table-cell office:value-type="string">
            <text:p>04 67 14 31 11</text:p>
          </table:table-cell>
        </table:table-row>
        <table:table-row table:style-name="ro1">
          <table:table-cell table:number-columns-repeated="2" office:value-type="float" office:value="85">
            <text:p>85</text:p>
          </table:table-cell>
          <table:table-cell office:value-type="string">
            <text:p>Université <text:s text:c="13"/>Montpellier 2 <text:s text:c="25"/>Centre Sportif Universitaire <text:s text:c="4"/>Gymnase</text:p>
          </table:table-cell>
          <table:table-cell office:value-type="string">
            <text:p>Rue Emile Jeanbreau</text:p>
          </table:table-cell>
          <table:table-cell office:value-type="string">
            <text:p>04 67 14 31 11</text:p>
          </table:table-cell>
        </table:table-row>
        <table:table-row table:style-name="ro1">
          <table:table-cell table:number-columns-repeated="2" office:value-type="float" office:value="84">
            <text:p>84</text:p>
          </table:table-cell>
          <table:table-cell office:value-type="string">
            <text:p>Université <text:s text:c="13"/>Montpellier 2 <text:s text:c="19"/>HALL IEM</text:p>
          </table:table-cell>
          <table:table-cell/>
          <table:table-cell office:value-type="string">
            <text:p>04 67 14 31 11</text:p>
          </table:table-cell>
        </table:table-row>
        <table:table-row table:style-name="ro1">
          <table:table-cell table:number-columns-repeated="2" office:value-type="float" office:value="88">
            <text:p>88</text:p>
          </table:table-cell>
          <table:table-cell office:value-type="string">
            <text:p>Universite paul valery montpellier 3 <text:s text:c="18"/>Loge Entrée</text:p>
          </table:table-cell>
          <table:table-cell office:value-type="string">
            <text:p>Av. Val de montferrand <text:s text:c="19"/>34199 MONTPELLIER</text:p>
          </table:table-cell>
          <table:table-cell office:value-type="string">
            <text:p>04 67 14 55 23</text:p>
          </table:table-cell>
        </table:table-row>
        <table:table-row table:style-name="ro1">
          <table:table-cell table:number-columns-repeated="2" office:value-type="float" office:value="89">
            <text:p>89</text:p>
          </table:table-cell>
          <table:table-cell office:value-type="string">
            <text:p>Universite paul valery <text:s text:c="2"/>montpellier <text:s/>batiment Marc Bloch</text:p>
          </table:table-cell>
          <table:table-cell office:value-type="string">
            <text:p>Route de mende <text:s text:c="25"/>34199 MONTPELLIER</text:p>
          </table:table-cell>
          <table:table-cell office:value-type="string">
            <text:p>04 67 14 55 23</text:p>
          </table:table-cell>
        </table:table-row>
        <table:table-row table:style-name="ro1">
          <table:table-cell table:number-columns-repeated="2" office:value-type="float" office:value="90">
            <text:p>90</text:p>
          </table:table-cell>
          <table:table-cell office:value-type="string">
            <text:p>Université Paul Valéry <text:s/>montpellier 3 <text:s text:c="24"/>Site Saint Charles <text:s text:c="20"/>Loge Entrée</text:p>
          </table:table-cell>
          <table:table-cell office:value-type="string">
            <text:p>Rue du Professeur <text:s text:c="5"/>Henri Serre <text:s text:c="18"/>34080 MONTPELLIER <text:s text:c="10"/>Arrêt tram " albert 1er"</text:p>
          </table:table-cell>
          <table:table-cell office:value-type="string">
            <text:p>04 67 14 55 23</text:p>
          </table:table-cell>
        </table:table-row>
        <table:table-row table:style-name="ro1">
          <table:table-cell table:number-columns-repeated="2" office:value-type="float" office:value="91">
            <text:p>91</text:p>
          </table:table-cell>
          <table:table-cell office:value-type="string">
            <text:p>Montpellier Ecole National Supérieure de Chimie</text:p>
          </table:table-cell>
          <table:table-cell office:value-type="string">
            <text:p>8, rue de l'école Normale <text:s text:c="6"/>34000 MONTPELLIER</text:p>
          </table:table-cell>
          <table:table-cell office:value-type="string">
            <text:p>04 67 14 72 83</text:p>
          </table:table-cell>
        </table:table-row>
        <table:table-row table:style-name="ro1">
          <table:table-cell table:number-columns-repeated="2" office:value-type="float" office:value="92">
            <text:p>92</text:p>
          </table:table-cell>
          <table:table-cell office:value-type="string">
            <text:p>Montpellier Ecole National Supérieure de Chimie <text:s text:c="35"/>(Laboratoire)</text:p>
          </table:table-cell>
          <table:table-cell office:value-type="string">
            <text:p>104, rue de la galéra <text:s text:c="17"/>34090 MONTPELLIER</text:p>
          </table:table-cell>
          <table:table-cell office:value-type="string">
            <text:p>04 67 14 72 83</text:p>
          </table:table-cell>
        </table:table-row>
        <table:table-row table:style-name="ro1">
          <table:table-cell table:number-columns-repeated="2" office:value-type="float" office:value="93">
            <text:p>93</text:p>
          </table:table-cell>
          <table:table-cell office:value-type="string">
            <text:p>Montpellier Ecole National Supérieure de Chimie</text:p>
          </table:table-cell>
          <table:table-cell office:value-type="string">
            <text:p>220 - 276 rue de la galéra <text:s text:c="5"/>34090 MONTPELLIER</text:p>
          </table:table-cell>
          <table:table-cell office:value-type="string">
            <text:p>04 67 14 72 83</text:p>
          </table:table-cell>
        </table:table-row>
        <table:table-row table:style-name="ro1">
          <table:table-cell table:number-columns-repeated="2" office:value-type="float" office:value="94">
            <text:p>94</text:p>
          </table:table-cell>
          <table:table-cell office:value-type="string">
            <text:p>CROUS de MONTPELLIER <text:s text:c="11"/>Restaurants Universitaires <text:s text:c="8"/>Boutonnet</text:p>
          </table:table-cell>
          <table:table-cell office:value-type="string">
            <text:p>2, Rue Emile Duployé 34090 MONTPELLIER Cedex 01</text:p>
          </table:table-cell>
          <table:table-cell office:value-type="string">
            <text:p>04 67 63 52 06</text:p>
          </table:table-cell>
        </table:table-row>
        <table:table-row table:style-name="ro1">
          <table:table-cell table:number-columns-repeated="2" office:value-type="float" office:value="95">
            <text:p>95</text:p>
          </table:table-cell>
          <table:table-cell office:value-type="string">
            <text:p>CROUS de MONTPELLIER <text:s text:c="11"/>Restaurants Universitaires <text:s text:c="20"/>Triolet</text:p>
          </table:table-cell>
          <table:table-cell office:value-type="string">
            <text:p>1061, av. Prof. Joseph Anglada <text:s text:c="22"/>34090 MONTPELLIER</text:p>
          </table:table-cell>
          <table:table-cell office:value-type="string">
            <text:p>04 67 63 50 16</text:p>
          </table:table-cell>
        </table:table-row>
        <table:table-row table:style-name="ro2">
          <table:table-cell table:number-columns-repeated="2" office:value-type="float" office:value="96">
            <text:p>96</text:p>
          </table:table-cell>
          <table:table-cell office:value-type="string">
            <text:p>CROUS de MONTPELLIER <text:s text:c="11"/>Restaurants Universitaires <text:s text:c="19"/>Vert-Bois</text:p>
          </table:table-cell>
          <table:table-cell office:value-type="string">
            <text:p>205, rue de la Chênaie</text:p>
            <text:p>34090 MONTPELLIER</text:p>
          </table:table-cell>
          <table:table-cell office:value-type="string">
            <text:p>04 67 63 66 45</text:p>
          </table:table-cell>
        </table:table-row>
        <table:table-row table:style-name="ro1">
          <table:table-cell table:number-columns-repeated="2" office:value-type="float" office:value="98">
            <text:p>98</text:p>
          </table:table-cell>
          <table:table-cell office:value-type="string">
            <text:p>CROUS de MONTPELLIER <text:s text:c="11"/>Services Centraux</text:p>
          </table:table-cell>
          <table:table-cell office:value-type="string">
            <text:p>2, rue Monteil <text:s text:c="11"/>34033 Montpellier</text:p>
          </table:table-cell>
          <table:table-cell office:value-type="string">
            <text:p><text:s/>04 67 41 50 08</text:p>
          </table:table-cell>
        </table:table-row>
        <table:table-row table:style-name="ro1">
          <table:table-cell table:number-columns-repeated="2" office:value-type="float" office:value="97">
            <text:p>97</text:p>
          </table:table-cell>
          <table:table-cell office:value-type="string">
            <text:p>CROUS de MONTPELLIER <text:s text:c="11"/>Restaurants Universitaires <text:s text:c="19"/>Richter</text:p>
          </table:table-cell>
          <table:table-cell office:value-type="string">
            <text:p>80, rue Brumaire- 34000 Montpellier</text:p>
          </table:table-cell>
          <table:table-cell office:value-type="string">
            <text:p>04 67 15 84 47</text:p>
          </table:table-cell>
        </table:table-row>
        <table:table-row table:style-name="ro1">
          <table:table-cell table:number-columns-repeated="2" office:value-type="float" office:value="99">
            <text:p>99</text:p>
          </table:table-cell>
          <table:table-cell office:value-type="string">
            <text:p>CREPS</text:p>
          </table:table-cell>
          <table:table-cell office:value-type="string">
            <text:p>2 Avenue Charles Flahault <text:s text:c="31"/>34090 MONTPELLIER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string">
            <text:p>Maison des sports (Sport Et Psychologie) Hérault Sport</text:p>
          </table:table-cell>
          <table:table-cell office:value-type="string">
            <text:p>200 avenue du Père Soulas <text:s text:c="27"/>34090 MONTPELLIER</text:p>
          </table:table-cell>
          <table:table-cell office:value-type="string">
            <text:p>04 67 54 82 29</text:p>
          </table:table-cell>
        </table:table-row>
        <table:table-row table:style-name="ro1">
          <table:table-cell table:number-columns-repeated="2" office:value-type="float" office:value="101">
            <text:p>101</text:p>
          </table:table-cell>
          <table:table-cell office:value-type="string">
            <text:p>Hérault Sport</text:p>
          </table:table-cell>
          <table:table-cell office:value-type="string">
            <text:p>747 avenue des apothicaires Parc Euromédecine  <text:s text:c="9"/> 34090 Montpellier</text:p>
          </table:table-cell>
          <table:table-cell office:value-type="string">
            <text:p>04 67 54 82 29</text:p>
          </table:table-cell>
        </table:table-row>
        <table:table-row table:style-name="ro1">
          <table:table-cell table:number-columns-repeated="2" office:value-type="float" office:value="103">
            <text:p>103</text:p>
          </table:table-cell>
          <table:table-cell office:value-type="string">
            <text:p>Lycée Frédéric Bazille</text:p>
          </table:table-cell>
          <table:table-cell office:value-type="string">
            <text:p>3224 route de Mende <text:s text:c="19"/>34093 MONTPELLIER</text:p>
          </table:table-cell>
          <table:table-cell office:value-type="string">
            <text:p>04 67 63 89 87</text:p>
          </table:table-cell>
        </table:table-row>
        <table:table-row table:style-name="ro1">
          <table:table-cell table:number-columns-repeated="2" office:value-type="float" office:value="104">
            <text:p>104</text:p>
          </table:table-cell>
          <table:table-cell office:value-type="string">
            <text:p>Lycée Jean Mermoz</text:p>
          </table:table-cell>
          <table:table-cell office:value-type="string">
            <text:p>717 avenue Jean Mermoz <text:s text:c="28"/>34000 MONTPELLIER</text:p>
          </table:table-cell>
          <table:table-cell office:value-type="string">
            <text:p>04 67 20 60 <text:s/>00</text:p>
          </table:table-cell>
        </table:table-row>
        <table:table-row table:style-name="ro1">
          <table:table-cell table:number-columns-repeated="2" office:value-type="float" office:value="106">
            <text:p>106</text:p>
          </table:table-cell>
          <table:table-cell office:value-type="string">
            <text:p>Lycée Léonard de Vinci</text:p>
          </table:table-cell>
          <table:table-cell office:value-type="string">
            <text:p>Rue du Professeur Blayac <text:s text:c="32"/>34085 MONTPELLIER cedex 4</text:p>
          </table:table-cell>
          <table:table-cell office:value-type="string">
            <text:p>04 67 10 40 10</text:p>
          </table:table-cell>
        </table:table-row>
        <table:table-row table:style-name="ro1">
          <table:table-cell table:number-columns-repeated="2" office:value-type="float" office:value="105">
            <text:p>105</text:p>
          </table:table-cell>
          <table:table-cell office:value-type="string">
            <text:p>Lycée Jules Ferry</text:p>
          </table:table-cell>
          <table:table-cell office:value-type="string">
            <text:p>270 avenue de la colline <text:s text:c="10"/>34070 MONTPELLIER</text:p>
          </table:table-cell>
          <table:table-cell office:value-type="string">
            <text:p>04 67 10 74 01</text:p>
          </table:table-cell>
        </table:table-row>
        <table:table-row table:style-name="ro1">
          <table:table-cell table:number-columns-repeated="2" office:value-type="float" office:value="107">
            <text:p>107</text:p>
          </table:table-cell>
          <table:table-cell office:value-type="string">
            <text:p>Caisse Primaire d'Assurance Maladie</text:p>
          </table:table-cell>
          <table:table-cell office:value-type="string">
            <text:p>29 cours Gambetta <text:s text:c="18"/>34000 MONTPELLIER</text:p>
          </table:table-cell>
          <table:table-cell office:value-type="string">
            <text:p>04 99 52 54 49</text:p>
          </table:table-cell>
        </table:table-row>
        <table:table-row table:style-name="ro1">
          <table:table-cell table:number-columns-repeated="2" office:value-type="float" office:value="108">
            <text:p>108</text:p>
          </table:table-cell>
          <table:table-cell office:value-type="string">
            <text:p>Caisse Primaire d'Assurance Maladie</text:p>
          </table:table-cell>
          <table:table-cell office:value-type="string">
            <text:p>90 allée Almicare Calvetti <text:s text:c="25"/>34000 Montpellier</text:p>
          </table:table-cell>
          <table:table-cell office:value-type="string">
            <text:p>04 99 52 54 49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string">
            <text:p>Caisse d'assurance retraite et de la Santé au travail</text:p>
          </table:table-cell>
          <table:table-cell office:value-type="string">
            <text:p>29 cours Gambetta <text:s text:c="18"/>34000 MONTPELLIER</text:p>
          </table:table-cell>
          <table:table-cell office:value-type="string">
            <text:p>04 67 12 94 7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  <table:table-cell office:value-type="string">
            <text:p>Caisse d'assurance retraite et de la Santé au travail</text:p>
          </table:table-cell>
          <table:table-cell office:value-type="string">
            <text:p>Century 2 , 101 place pierre Duhem <text:s text:c="35"/>le millenaire <text:s text:c="26"/>34000 MONTPELLIER</text:p>
          </table:table-cell>
          <table:table-cell office:value-type="string">
            <text:p>04 67 12 94 72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11">
            <text:p>111</text:p>
          </table:table-cell>
          <table:table-cell office:value-type="string">
            <text:p>Préfecture de l'Hérault</text:p>
          </table:table-cell>
          <table:table-cell office:value-type="string">
            <text:p>34 Place des Martyrs de la résistance <text:s text:c="30"/>34000 MONTPELLIER</text:p>
          </table:table-cell>
          <table:table-cell office:value-type="string">
            <text:p>04 67 61 60 45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3">
            <text:p>113</text:p>
          </table:table-cell>
          <table:table-cell office:value-type="string">
            <text:p>Cour d'appel</text:p>
          </table:table-cell>
          <table:table-cell office:value-type="string">
            <text:p>1 rue Foch <text:s text:c="30"/>34000 MONTPELLIER</text:p>
          </table:table-cell>
          <table:table-cell office:value-type="string">
            <text:p>04 34 08 81 92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12">
            <text:p>112</text:p>
          </table:table-cell>
          <table:table-cell office:value-type="string">
            <text:p>Tribunal de grande instance</text:p>
          </table:table-cell>
          <table:table-cell office:value-type="string">
            <text:p>Place Pierre Flotte <text:s text:c="24"/>34000 MONTPELLIER</text:p>
          </table:table-cell>
          <table:table-cell office:value-type="string">
            <text:p>04 67 12 61 09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15">
            <text:p>115</text:p>
          </table:table-cell>
          <table:table-cell office:value-type="string">
            <text:p>Gare Sncf de Montpellier St Roch</text:p>
          </table:table-cell>
          <table:table-cell office:value-type="string">
            <text:p>1, Place Auguste Gibert <text:s text:c="24"/>34000 MONTPELLIER</text:p>
          </table:table-cell>
          <table:table-cell office:value-type="string">
            <text:p>06 25 91 00 2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4">
            <text:p>114</text:p>
          </table:table-cell>
          <table:table-cell office:value-type="string">
            <text:p>Hotel de Police de Montpellier</text:p>
          </table:table-cell>
          <table:table-cell office:value-type="string">
            <text:p>206 avenue du Comté de Melgueil <text:s text:c="28"/>34000 MONTPELLIER</text:p>
          </table:table-cell>
          <table:table-cell office:value-type="string">
            <text:p>04 99 13 50 0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16">
            <text:p>116</text:p>
          </table:table-cell>
          <table:table-cell office:value-type="string">
            <text:p>Pharmacie de L'Europe</text:p>
          </table:table-cell>
          <table:table-cell office:value-type="string">
            <text:p>2600 avenue de l'europe <text:s text:c="2"/>34080 MONTPELLIER</text:p>
          </table:table-cell>
          <table:table-cell office:value-type="string">
            <text:p>04 67 75 16 37</text:p>
          </table:table-cell>
        </table:table-row>
        <table:table-row table:style-name="ro1">
          <table:table-cell table:number-columns-repeated="2" office:value-type="float" office:value="117">
            <text:p>117</text:p>
          </table:table-cell>
          <table:table-cell office:value-type="string">
            <text:p>Pharmacie de l'ovalie</text:p>
          </table:table-cell>
          <table:table-cell office:value-type="string">
            <text:p>2750 Boulevard Paul Valery <text:s text:c="47"/>34070 MONTPELLIER</text:p>
          </table:table-cell>
          <table:table-cell office:value-type="string">
            <text:p>04 67 27 71 72</text:p>
          </table:table-cell>
        </table:table-row>
        <table:table-row table:style-name="ro1">
          <table:table-cell table:number-columns-repeated="2" office:value-type="float" office:value="118">
            <text:p>118</text:p>
          </table:table-cell>
          <table:table-cell office:value-type="string">
            <text:p>Pharmacie Ravoire</text:p>
          </table:table-cell>
          <table:table-cell office:value-type="string">
            <text:p>33, Rue du Faubourg Saint JAUMES <text:s text:c="22"/>34000 MONTPELLIER</text:p>
          </table:table-cell>
          <table:table-cell office:value-type="string">
            <text:p>04 67 63 38 84</text:p>
          </table:table-cell>
        </table:table-row>
        <table:table-row table:style-name="ro1">
          <table:table-cell table:number-columns-repeated="2" office:value-type="float" office:value="119">
            <text:p>119</text:p>
          </table:table-cell>
          <table:table-cell office:value-type="string">
            <text:p>Citroen montpellier</text:p>
          </table:table-cell>
          <table:table-cell office:value-type="string">
            <text:p>730 Avenue des pres d'arenes <text:s text:c="23"/>34000 MONTPELLIER</text:p>
          </table:table-cell>
          <table:table-cell office:value-type="string">
            <text:p>04 67 12 67 01</text:p>
          </table:table-cell>
        </table:table-row>
        <table:table-row table:style-name="ro1">
          <table:table-cell table:number-columns-repeated="2" office:value-type="float" office:value="120">
            <text:p>120</text:p>
          </table:table-cell>
          <table:table-cell office:value-type="string">
            <text:p>Grand Garage de l'Hérault Peugeot Montpellier <text:s text:c="12"/>(commerce)</text:p>
          </table:table-cell>
          <table:table-cell office:value-type="string">
            <text:p>905 rue de l'industrie <text:s text:c="10"/>34007 MONTPELLIER</text:p>
          </table:table-cell>
          <table:table-cell office:value-type="string">
            <text:p>04 67 06 25 02 <text:s text:c="16"/>04 67 06 25 25</text:p>
          </table:table-cell>
        </table:table-row>
        <table:table-row table:style-name="ro1">
          <table:table-cell table:number-columns-repeated="2" office:value-type="float" office:value="121">
            <text:p>121</text:p>
          </table:table-cell>
          <table:table-cell office:value-type="string">
            <text:p>Grand Garage de l'Hérault Peugeot Montpellier <text:s text:c="12"/>(atelier)</text:p>
          </table:table-cell>
          <table:table-cell office:value-type="string">
            <text:p>905 rue de l'industrie <text:s text:c="10"/>34007 MONTPELLIER</text:p>
          </table:table-cell>
          <table:table-cell office:value-type="string">
            <text:p>04 67 06 25 02 <text:s text:c="16"/>04 67 06 25 25</text:p>
          </table:table-cell>
        </table:table-row>
        <table:table-row table:style-name="ro1">
          <table:table-cell table:number-columns-repeated="2" office:value-type="float" office:value="122">
            <text:p>122</text:p>
          </table:table-cell>
          <table:table-cell office:value-type="string">
            <text:p>Centre commercial Polygone <text:s text:c="34"/>PC Sécurité <text:s text:c="23"/>(es1 montpellier)</text:p>
          </table:table-cell>
          <table:table-cell office:value-type="string">
            <text:p>1 rue des Pertuisanes <text:s text:c="23"/>34000 MONTPELLIER</text:p>
          </table:table-cell>
          <table:table-cell office:value-type="string">
            <text:p>04 67 99 41 60</text:p>
          </table:table-cell>
        </table:table-row>
        <table:table-row table:style-name="ro1">
          <table:table-cell table:number-columns-repeated="2" office:value-type="float" office:value="123">
            <text:p>123</text:p>
          </table:table-cell>
          <table:table-cell office:value-type="string">
            <text:p>Fnac Montpellier</text:p>
          </table:table-cell>
          <table:table-cell office:value-type="string">
            <text:p>Centre cial Le Polygone <text:s text:c="2"/>1 rue des Pertuisanes <text:s text:c="23"/>34000 MONTPELLIER</text:p>
          </table:table-cell>
          <table:table-cell office:value-type="string">
            <text:p>04 34 09 06 55</text:p>
          </table:table-cell>
        </table:table-row>
        <table:table-row table:style-name="ro1">
          <table:table-cell table:number-columns-repeated="2" office:value-type="float" office:value="124">
            <text:p>124</text:p>
          </table:table-cell>
          <table:table-cell office:value-type="string">
            <text:p>Galeries La Fayette</text:p>
          </table:table-cell>
          <table:table-cell office:value-type="string">
            <text:p>Centre cial Le Polygone <text:s text:c="2"/>1 rue des Pertuisanes <text:s text:c="5"/>BP 3521 <text:s text:c="23"/>34000 MONTPELLIER</text:p>
          </table:table-cell>
          <table:table-cell office:value-type="string">
            <text:p>04 67 64 83 00</text:p>
          </table:table-cell>
        </table:table-row>
        <table:table-row table:style-name="ro1">
          <table:table-cell table:number-columns-repeated="2" office:value-type="float" office:value="125">
            <text:p>125</text:p>
          </table:table-cell>
          <table:table-cell office:value-type="string">
            <text:p>Géant casino <text:s text:c="19"/>Prés d'Arènes <text:s text:c="19"/>(Pc Sécurité)</text:p>
          </table:table-cell>
          <table:table-cell office:value-type="string">
            <text:p><text:s/>504 Avenue du mas <text:s text:c="13"/>d'argelliers <text:s text:c="25"/>34070 MONTPELLIER</text:p>
          </table:table-cell>
          <table:table-cell office:value-type="string">
            <text:p>04 67 86 43 69</text:p>
          </table:table-cell>
        </table:table-row>
        <table:table-row table:style-name="ro1">
          <table:table-cell table:number-columns-repeated="2" office:value-type="float" office:value="126">
            <text:p>126</text:p>
          </table:table-cell>
          <table:table-cell office:value-type="string">
            <text:p>Géant casino <text:s text:c="19"/>Celleneuve <text:s text:c="26"/>(Pc Sécurité)</text:p>
          </table:table-cell>
          <table:table-cell office:value-type="string">
            <text:p>129 bis avenue de Lodève <text:s text:c="26"/>34070 MONTPELLIER</text:p>
          </table:table-cell>
          <table:table-cell office:value-type="string">
            <text:p>04 67 86 43 69 <text:s text:c="13"/>04 99 <text:s/>77 34 00</text:p>
          </table:table-cell>
        </table:table-row>
        <table:table-row table:style-name="ro1">
          <table:table-cell table:number-columns-repeated="2" office:value-type="float" office:value="127">
            <text:p>127</text:p>
          </table:table-cell>
          <table:table-cell office:value-type="string">
            <text:p>Centre Commercial Odysseum</text:p>
          </table:table-cell>
          <table:table-cell office:value-type="string">
            <text:p>2 place de Lisbonne <text:s text:c="8"/>34000 MONTPELLIER</text:p>
          </table:table-cell>
          <table:table-cell office:value-type="string">
            <text:p>04 67 13 50 55</text:p>
          </table:table-cell>
        </table:table-row>
        <table:table-row table:style-name="ro1">
          <table:table-cell table:number-columns-repeated="2" office:value-type="float" office:value="128">
            <text:p>128</text:p>
          </table:table-cell>
          <table:table-cell office:value-type="string">
            <text:p>Magasin IKEA</text:p>
          </table:table-cell>
          <table:table-cell office:value-type="string">
            <text:p>Odysseum <text:s text:c="29"/>34000 MONTPELLIER</text:p>
          </table:table-cell>
          <table:table-cell/>
        </table:table-row>
        <table:table-row table:style-name="ro1">
          <table:table-cell table:number-columns-repeated="2" office:value-type="float" office:value="129">
            <text:p>129</text:p>
          </table:table-cell>
          <table:table-cell office:value-type="string">
            <text:p>Chronopost</text:p>
          </table:table-cell>
          <table:table-cell office:value-type="string">
            <text:p>1129 <text:s/>Rue de la castelle <text:s text:c="11"/>34070 MONTPELLIER</text:p>
          </table:table-cell>
          <table:table-cell office:value-type="string">
            <text:p>04 67 99 11 03 <text:s text:c="19"/>06 69 58 35 62</text:p>
          </table:table-cell>
        </table:table-row>
        <table:table-row table:style-name="ro1">
          <table:table-cell table:number-columns-repeated="2" office:value-type="float" office:value="130">
            <text:p>130</text:p>
          </table:table-cell>
          <table:table-cell office:value-type="string">
            <text:p>DELL</text:p>
          </table:table-cell>
          <table:table-cell office:value-type="string">
            <text:p>1 rond-point Benjamin Franklin <text:s text:c="30"/>34000 MONTPELLIER</text:p>
          </table:table-cell>
          <table:table-cell office:value-type="string">
            <text:p>06 58 57 85 24</text:p>
          </table:table-cell>
        </table:table-row>
        <table:table-row table:style-name="ro1">
          <table:table-cell table:number-columns-repeated="2" office:value-type="float" office:value="131">
            <text:p>131</text:p>
          </table:table-cell>
          <table:table-cell office:value-type="string">
            <text:p>France 3 Sud Montpellier</text:p>
          </table:table-cell>
          <table:table-cell office:value-type="string">
            <text:p>10 allée John Napier <text:s text:c="12"/>34000 MONTPELLIER</text:p>
          </table:table-cell>
          <table:table-cell office:value-type="string">
            <text:p>04 67 20 30 40</text:p>
          </table:table-cell>
        </table:table-row>
        <table:table-row table:style-name="ro1">
          <table:table-cell table:number-columns-repeated="2" office:value-type="float" office:value="132">
            <text:p>132</text:p>
          </table:table-cell>
          <table:table-cell office:value-type="string">
            <text:p>France Telecom</text:p>
          </table:table-cell>
          <table:table-cell office:value-type="string">
            <text:p>245 rue de la Galéra <text:s text:c="20"/>34000 MONTPELLIER</text:p>
          </table:table-cell>
          <table:table-cell office:value-type="string">
            <text:p>04 67 14 66 66</text:p>
          </table:table-cell>
        </table:table-row>
        <table:table-row table:style-name="ro1">
          <table:table-cell table:number-columns-repeated="2" office:value-type="float" office:value="133">
            <text:p>133</text:p>
          </table:table-cell>
          <table:table-cell office:value-type="string">
            <text:p>Sanofi Aventis</text:p>
          </table:table-cell>
          <table:table-cell office:value-type="string">
            <text:p>371 rue professeur Blayac <text:s text:c="28"/>34000 MONTPELLIER</text:p>
          </table:table-cell>
          <table:table-cell office:value-type="string">
            <text:p>04 99 77 78 79</text:p>
          </table:table-cell>
        </table:table-row>
        <table:table-row table:style-name="ro1">
          <table:table-cell table:number-columns-repeated="2" office:value-type="float" office:value="134">
            <text:p>134</text:p>
          </table:table-cell>
          <table:table-cell office:value-type="string">
            <text:p>Veolia Eau</text:p>
          </table:table-cell>
          <table:table-cell office:value-type="string">
            <text:p>765 rue Henri Becquerel <text:s text:c="5"/>BP41246 <text:s text:c="37"/>34965 MONTPELLIER CEDEX 2</text:p>
          </table:table-cell>
          <table:table-cell office:value-type="string">
            <text:p>04 67 20 73 73 <text:s text:c="30"/>06 20 69 33 70</text:p>
          </table:table-cell>
        </table:table-row>
        <table:table-row table:style-name="ro1">
          <table:table-cell table:number-columns-repeated="2" office:value-type="float" office:value="135">
            <text:p>135</text:p>
          </table:table-cell>
          <table:table-cell office:value-type="string">
            <text:p>Banque de France</text:p>
          </table:table-cell>
          <table:table-cell office:value-type="string">
            <text:p>98 avenue de Lodève <text:s text:c="16"/>34061 MONTPELLIER</text:p>
          </table:table-cell>
          <table:table-cell office:value-type="string">
            <text:p>04 67 06 79 74</text:p>
          </table:table-cell>
        </table:table-row>
        <table:table-row table:style-name="ro1">
          <table:table-cell table:number-columns-repeated="2" office:value-type="float" office:value="136">
            <text:p>136</text:p>
          </table:table-cell>
          <table:table-cell office:value-type="string">
            <text:p>Mutuelle des motards</text:p>
          </table:table-cell>
          <table:table-cell office:value-type="string">
            <text:p>1056 rue de la croix verte <text:s text:c="23"/>34294 MONTPELLIER</text:p>
          </table:table-cell>
          <table:table-cell office:value-type="string">
            <text:p>04 67 72 73 20</text:p>
          </table:table-cell>
        </table:table-row>
        <table:table-row table:style-name="ro1">
          <table:table-cell table:number-columns-repeated="2" office:value-type="float" office:value="137">
            <text:p>137</text:p>
          </table:table-cell>
          <table:table-cell office:value-type="string">
            <text:p>Mutuelle des motards</text:p>
          </table:table-cell>
          <table:table-cell office:value-type="string">
            <text:p>1027 rue de la croix verte <text:s text:c="23"/>34294 MONTPELLIER</text:p>
          </table:table-cell>
          <table:table-cell office:value-type="string">
            <text:p>04 67 72 73 20</text:p>
          </table:table-cell>
        </table:table-row>
        <table:table-row table:style-name="ro1">
          <table:table-cell table:number-columns-repeated="2" office:value-type="float" office:value="138">
            <text:p>138</text:p>
          </table:table-cell>
          <table:table-cell office:value-type="string">
            <text:p>Groupama Sud</text:p>
          </table:table-cell>
          <table:table-cell office:value-type="string">
            <text:p>Place Jean Antoine de Chaptal <text:s text:c="29"/>34000 MONTPELLIER</text:p>
          </table:table-cell>
          <table:table-cell office:value-type="string">
            <text:p>04 67 34 78 86</text:p>
          </table:table-cell>
        </table:table-row>
        <table:table-row table:style-name="ro1">
          <table:table-cell table:number-columns-repeated="2" office:value-type="float" office:value="139">
            <text:p>139</text:p>
          </table:table-cell>
          <table:table-cell office:value-type="string">
            <text:p>Montpellier beton <text:s text:c="21"/>SERVANT Prestations</text:p>
          </table:table-cell>
          <table:table-cell office:value-type="string">
            <text:p>1, Rue de la Première Écluse <text:s text:c="28"/>34070 MONTPELLIER</text:p>
          </table:table-cell>
          <table:table-cell office:value-type="string">
            <text:p>04 67 92 15 10</text:p>
          </table:table-cell>
        </table:table-row>
        <table:table-row table:style-name="ro1">
          <table:table-cell table:number-columns-repeated="2" office:value-type="float" office:value="140">
            <text:p>140</text:p>
          </table:table-cell>
          <table:table-cell office:value-type="string">
            <text:p>Hôtel IBIS Centre Comédie</text:p>
          </table:table-cell>
          <table:table-cell office:value-type="string">
            <text:p>Allée Jules Milhau <text:s text:c="6"/>Immeuble le Triangle <text:s text:c="14"/>34000 MONTPELLIER</text:p>
          </table:table-cell>
          <table:table-cell office:value-type="string">
            <text:p>04 99 13 29 99</text:p>
          </table:table-cell>
        </table:table-row>
        <table:table-row table:style-name="ro1">
          <table:table-cell table:number-columns-repeated="2" office:value-type="float" office:value="141">
            <text:p>141</text:p>
          </table:table-cell>
          <table:table-cell office:value-type="string">
            <text:p>Hôtel IBIS Montpellier Sud</text:p>
          </table:table-cell>
          <table:table-cell office:value-type="string">
            <text:p>164 avenue palavas <text:s text:c="16"/>34070 MONTPELLIER</text:p>
          </table:table-cell>
          <table:table-cell office:value-type="string">
            <text:p>04 67 <text:s/>58 82 30</text:p>
          </table:table-cell>
        </table:table-row>
        <table:table-row table:style-name="ro1">
          <table:table-cell table:number-columns-repeated="2" office:value-type="float" office:value="142">
            <text:p>142</text:p>
          </table:table-cell>
          <table:table-cell office:value-type="string">
            <text:p>Hotel mercure</text:p>
          </table:table-cell>
          <table:table-cell office:value-type="string">
            <text:p>Carrefour de l'aeroport <text:s text:c="14"/>34000 MONTPELLIER</text:p>
          </table:table-cell>
          <table:table-cell office:value-type="string">
            <text:p>04 67 20 63 63</text:p>
          </table:table-cell>
        </table:table-row>
        <table:table-row table:style-name="ro1">
          <table:table-cell table:number-columns-repeated="2" office:value-type="float" office:value="143">
            <text:p>143</text:p>
          </table:table-cell>
          <table:table-cell office:value-type="string">
            <text:p>Hotel mercure centre</text:p>
          </table:table-cell>
          <table:table-cell office:value-type="string">
            <text:p>Rue de la Spirale <text:s text:c="15"/>34000 MONTPELLIER</text:p>
          </table:table-cell>
          <table:table-cell office:value-type="string">
            <text:p>04 67 99 89 89</text:p>
          </table:table-cell>
        </table:table-row>
        <table:table-row table:style-name="ro1">
          <table:table-cell table:number-columns-repeated="2" office:value-type="float" office:value="144">
            <text:p>144</text:p>
          </table:table-cell>
          <table:table-cell office:value-type="string">
            <text:p>Hôtel NOVOTEL</text:p>
          </table:table-cell>
          <table:table-cell office:value-type="string">
            <text:p>125 avenue Palavas <text:s text:c="23"/>34070 MONTPELLIER</text:p>
          </table:table-cell>
          <table:table-cell office:value-type="string">
            <text:p>04 99 52 34 34</text:p>
          </table:table-cell>
        </table:table-row>
        <table:table-row table:style-name="ro1">
          <table:table-cell table:number-columns-repeated="2" office:value-type="float" office:value="145">
            <text:p>145</text:p>
          </table:table-cell>
          <table:table-cell office:value-type="string">
            <text:p>CRS 56</text:p>
          </table:table-cell>
          <table:table-cell office:value-type="string">
            <text:p>1 Rue Louis Lépine <text:s text:c="13"/>34000 MONTPELLIER</text:p>
          </table:table-cell>
          <table:table-cell office:value-type="string">
            <text:p>04 67 13 17 00</text:p>
          </table:table-cell>
        </table:table-row>
        <table:table-row table:style-name="ro1">
          <table:table-cell table:number-columns-repeated="2" office:value-type="float" office:value="146">
            <text:p>146</text:p>
          </table:table-cell>
          <table:table-cell office:value-type="string">
            <text:p>Accueil clinique du millenaire <text:s text:c="29"/>Accueil</text:p>
          </table:table-cell>
          <table:table-cell office:value-type="string">
            <text:p>220 bd penelope <text:s text:c="10"/>34000 MONTPELLIER</text:p>
          </table:table-cell>
          <table:table-cell office:value-type="string">
            <text:p>04 99 53 61 03</text:p>
          </table:table-cell>
        </table:table-row>
        <table:table-row table:style-name="ro1">
          <table:table-cell table:number-columns-repeated="2" office:value-type="float" office:value="147">
            <text:p>147</text:p>
          </table:table-cell>
          <table:table-cell office:value-type="string">
            <text:p>Accueil clinique du millenaire <text:s text:c="39"/>Urgences</text:p>
          </table:table-cell>
          <table:table-cell office:value-type="string">
            <text:p>220 bd penelope <text:s text:c="10"/>34000 MONTPELLIER</text:p>
          </table:table-cell>
          <table:table-cell office:value-type="string">
            <text:p>04 99 53 61 03</text:p>
          </table:table-cell>
        </table:table-row>
        <table:table-row table:style-name="ro1">
          <table:table-cell table:number-columns-repeated="2" office:value-type="float" office:value="148">
            <text:p>148</text:p>
          </table:table-cell>
          <table:table-cell office:value-type="string">
            <text:p>Ametra</text:p>
          </table:table-cell>
          <table:table-cell office:value-type="string">
            <text:p>201 place de Thessalie <text:s text:c="8"/>34000 MONTPELLIER</text:p>
          </table:table-cell>
          <table:table-cell office:value-type="string">
            <text:p>04 67 84 76 40</text:p>
          </table:table-cell>
        </table:table-row>
        <table:table-row table:style-name="ro1">
          <table:table-cell table:number-columns-repeated="2" office:value-type="float" office:value="149">
            <text:p>149</text:p>
          </table:table-cell>
          <table:table-cell office:value-type="string">
            <text:p>apec</text:p>
          </table:table-cell>
          <table:table-cell office:value-type="string">
            <text:p>170 rue leon blum <text:s text:c="9"/>34000 MONTPELLIER</text:p>
          </table:table-cell>
          <table:table-cell/>
        </table:table-row>
        <table:table-row table:style-name="ro1">
          <table:table-cell table:number-columns-repeated="2" office:value-type="float" office:value="150">
            <text:p>150</text:p>
          </table:table-cell>
          <table:table-cell office:value-type="string">
            <text:p>Arcade SFGE</text:p>
          </table:table-cell>
          <table:table-cell office:value-type="string">
            <text:p>1-55 Rue de la Constituante <text:s text:c="22"/>34000 MONTPELLIER</text:p>
          </table:table-cell>
          <table:table-cell/>
        </table:table-row>
        <table:table-row table:style-name="ro1">
          <table:table-cell table:number-columns-repeated="2" office:value-type="float" office:value="151">
            <text:p>151</text:p>
          </table:table-cell>
          <table:table-cell office:value-type="string">
            <text:p>ASPM SECTION AFPS</text:p>
          </table:table-cell>
          <table:table-cell office:value-type="string">
            <text:p>1635 Avenue Albert Einstein <text:s text:c="34"/>34000 MONTPELLIER</text:p>
          </table:table-cell>
          <table:table-cell/>
        </table:table-row>
        <table:table-row table:style-name="ro1">
          <table:table-cell table:number-columns-repeated="2" office:value-type="float" office:value="152">
            <text:p>152</text:p>
          </table:table-cell>
          <table:table-cell office:value-type="string">
            <text:p>Cafétéria UFR AES</text:p>
          </table:table-cell>
          <table:table-cell office:value-type="string">
            <text:p>257-269 Rue Vendémiaire <text:s/>34000 MONTPELLIER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3">
            <text:p>153</text:p>
          </table:table-cell>
          <table:table-cell office:value-type="string">
            <text:p>Caisse MSA Languedoc</text:p>
          </table:table-cell>
          <table:table-cell office:value-type="string">
            <text:p>4 place Jean Antoine de Chaptal <text:s text:c="28"/>34000 MONTPELLIER</text:p>
          </table:table-cell>
          <table:table-cell/>
        </table:table-row>
        <table:table-row table:style-name="ro1">
          <table:table-cell table:number-columns-repeated="2" office:value-type="float" office:value="154">
            <text:p>154</text:p>
          </table:table-cell>
          <table:table-cell office:value-type="string">
            <text:p>Centre Mutualiste Neurologique PROPARA</text:p>
          </table:table-cell>
          <table:table-cell office:value-type="string">
            <text:p>263 Rue du Caducée <text:s text:c="19"/>34000 MONTPELLIER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5">
            <text:p>155</text:p>
          </table:table-cell>
          <table:table-cell office:value-type="string">
            <text:p>Communaute d Agglomeration de Montpellier</text:p>
          </table:table-cell>
          <table:table-cell office:value-type="string">
            <text:p>50 place Zeus</text:p>
          </table:table-cell>
          <table:table-cell/>
        </table:table-row>
        <table:table-row table:style-name="ro1">
          <table:table-cell table:number-columns-repeated="2" office:value-type="float" office:value="156">
            <text:p>156</text:p>
          </table:table-cell>
          <table:table-cell office:value-type="string">
            <text:p>D.D.S.I.S. HERAULT</text:p>
          </table:table-cell>
          <table:table-cell office:value-type="string">
            <text:p>2 Rue Duval-Jouve <text:s text:c="17"/>34000 MONTPELLIER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57">
            <text:p>157</text:p>
          </table:table-cell>
          <table:table-cell office:value-type="string">
            <text:p>DDTM34 - site du Millénaire</text:p>
          </table:table-cell>
          <table:table-cell office:value-type="string">
            <text:p>233 rue Guglielmo Marconi <text:s text:c="31"/>34000 MONTPELLIER</text:p>
          </table:table-cell>
          <table:table-cell/>
        </table:table-row>
        <table:table-row table:style-name="ro1">
          <table:table-cell table:number-columns-repeated="2" office:value-type="float" office:value="158">
            <text:p>158</text:p>
          </table:table-cell>
          <table:table-cell office:value-type="string">
            <text:p>Ecole Supérieure Des Beaux Arts</text:p>
          </table:table-cell>
          <table:table-cell office:value-type="string">
            <text:p>130 Rue Yehudi Menuhin <text:s text:c="13"/>34000 MONTPELLIER</text:p>
          </table:table-cell>
          <table:table-cell/>
        </table:table-row>
        <table:table-row table:style-name="ro1">
          <table:table-cell table:number-columns-repeated="2" office:value-type="float" office:value="159">
            <text:p>159</text:p>
          </table:table-cell>
          <table:table-cell office:value-type="string">
            <text:p>Faculté de Droit</text:p>
          </table:table-cell>
          <table:table-cell office:value-type="string">
            <text:p>Rue de l'Ecole Mage <text:s text:c="13"/>34000 MONTPELLIER</text:p>
          </table:table-cell>
          <table:table-cell/>
        </table:table-row>
        <table:table-row table:style-name="ro1">
          <table:table-cell table:number-columns-repeated="2" office:value-type="float" office:value="160">
            <text:p>160</text:p>
          </table:table-cell>
          <table:table-cell office:value-type="string">
            <text:p>faculte de pharmacie</text:p>
          </table:table-cell>
          <table:table-cell office:value-type="string">
            <text:p>15 avenue charles flahault <text:s text:c="24"/>34000 MONTPELLIER</text:p>
          </table:table-cell>
          <table:table-cell/>
        </table:table-row>
        <table:table-row table:style-name="ro1">
          <table:table-cell table:number-columns-repeated="2" office:value-type="float" office:value="161">
            <text:p>161</text:p>
          </table:table-cell>
          <table:table-cell office:value-type="string">
            <text:p>fafsea</text:p>
          </table:table-cell>
          <table:table-cell office:value-type="string">
            <text:p>2460 avenue albert einstein <text:s text:c="32"/>34000 MONTPELLIER</text:p>
          </table:table-cell>
          <table:table-cell/>
        </table:table-row>
        <table:table-row table:style-name="ro1">
          <table:table-cell table:number-columns-repeated="2" office:value-type="float" office:value="162">
            <text:p>162</text:p>
          </table:table-cell>
          <table:table-cell office:value-type="string">
            <text:p>Hotel des impots</text:p>
          </table:table-cell>
          <table:table-cell office:value-type="string">
            <text:p>40 rue de louvois <text:s text:c="17"/>34000 MONTPELLIER</text:p>
          </table:table-cell>
          <table:table-cell/>
        </table:table-row>
        <table:table-row table:style-name="ro1">
          <table:table-cell table:number-columns-repeated="2" office:value-type="float" office:value="163">
            <text:p>163</text:p>
          </table:table-cell>
          <table:table-cell office:value-type="string">
            <text:p>Inset de Montpellier</text:p>
          </table:table-cell>
          <table:table-cell office:value-type="string">
            <text:p>76 Place de la Révolution <text:s text:c="2"/>34000 MONTPELLIER</text:p>
          </table:table-cell>
          <table:table-cell/>
        </table:table-row>
        <table:table-row table:style-name="ro1">
          <table:table-cell table:number-columns-repeated="2" office:value-type="float" office:value="164">
            <text:p>164</text:p>
          </table:table-cell>
          <table:table-cell office:value-type="string">
            <text:p>maison agriculture</text:p>
          </table:table-cell>
          <table:table-cell office:value-type="string">
            <text:p>place chaptal <text:s text:c="32"/>34000 MONTPELLIER</text:p>
          </table:table-cell>
          <table:table-cell/>
        </table:table-row>
        <table:table-row table:style-name="ro1">
          <table:table-cell table:number-columns-repeated="2" office:value-type="float" office:value="165">
            <text:p>165</text:p>
          </table:table-cell>
          <table:table-cell office:value-type="string">
            <text:p>TALCO LR</text:p>
          </table:table-cell>
          <table:table-cell office:value-type="string">
            <text:p>40 rue de Pinville <text:s text:c="13"/>34000 MONTPELLIER</text:p>
          </table:table-cell>
          <table:table-cell/>
        </table:table-row>
        <table:table-row table:style-name="ro1">
          <table:table-cell table:number-columns-repeated="2" office:value-type="float" office:value="166">
            <text:p>166</text:p>
          </table:table-cell>
          <table:table-cell office:value-type="string">
            <text:p>Zenith Sud</text:p>
          </table:table-cell>
          <table:table-cell office:value-type="string">
            <text:p>avenue Albert Einstein <text:s text:c="20"/>34000 MONTPELLIER</text:p>
          </table:table-cell>
          <table:table-cell/>
        </table:table-row>
        <table:table-row table:style-name="ro1">
          <table:table-cell table:number-columns-repeated="2" office:value-type="float" office:value="168">
            <text:p>168</text:p>
          </table:table-cell>
          <table:table-cell office:value-type="string">
            <text:p>Action d'Urgence Internationale</text:p>
          </table:table-cell>
          <table:table-cell office:value-type="string">
            <text:p>1401 rue de fontcouverte <text:s text:c="18"/>34070 MONTPELLIER</text:p>
          </table:table-cell>
          <table:table-cell/>
        </table:table-row>
        <table:table-row table:style-name="ro1">
          <table:table-cell table:number-columns-repeated="2" office:value-type="float" office:value="169">
            <text:p>169</text:p>
          </table:table-cell>
          <table:table-cell office:value-type="string">
            <text:p>Cfpmea</text:p>
          </table:table-cell>
          <table:table-cell office:value-type="string">
            <text:p>501 des metairies de saysset <text:s text:c="34"/>34070 MONTPELLIER</text:p>
          </table:table-cell>
          <table:table-cell/>
        </table:table-row>
        <table:table-row table:style-name="ro1">
          <table:table-cell table:number-columns-repeated="2" office:value-type="float" office:value="172">
            <text:p>172</text:p>
          </table:table-cell>
          <table:table-cell office:value-type="string">
            <text:p>Amphitheatre d'O</text:p>
          </table:table-cell>
          <table:table-cell office:value-type="string">
            <text:p>121 Rue de la Carriérasse <text:s text:c="17"/>34090 MONTPELLIER</text:p>
          </table:table-cell>
          <table:table-cell/>
        </table:table-row>
        <table:table-row table:style-name="ro1">
          <table:table-cell table:number-columns-repeated="2" office:value-type="float" office:value="173">
            <text:p>173</text:p>
          </table:table-cell>
          <table:table-cell office:value-type="string">
            <text:p>Bâtiment k Iut montpellier 2</text:p>
          </table:table-cell>
          <table:table-cell office:value-type="string">
            <text:p>139 Avenue d'Occitanie <text:s text:c="22"/>34090 MONTPELLIER</text:p>
          </table:table-cell>
          <table:table-cell/>
        </table:table-row>
        <table:table-row table:style-name="ro1">
          <table:table-cell table:number-columns-repeated="2" office:value-type="float" office:value="174">
            <text:p>174</text:p>
          </table:table-cell>
          <table:table-cell office:value-type="string">
            <text:p>Bibliotheque st charles</text:p>
          </table:table-cell>
          <table:table-cell office:value-type="string">
            <text:p>Rue auguste broussonnet <text:s text:c="24"/>34090 MONTPELLIER</text:p>
          </table:table-cell>
          <table:table-cell/>
        </table:table-row>
        <table:table-row table:style-name="ro1">
          <table:table-cell table:number-columns-repeated="2" office:value-type="float" office:value="175">
            <text:p>175</text:p>
          </table:table-cell>
          <table:table-cell office:value-type="string">
            <text:p>Centre de formation professionnel croix rouge</text:p>
          </table:table-cell>
          <table:table-cell office:value-type="string">
            <text:p>Rue de la valesière <text:s text:c="19"/>34090 MONTPELLIER</text:p>
          </table:table-cell>
          <table:table-cell/>
        </table:table-row>
        <table:table-row table:style-name="ro1">
          <table:table-cell table:number-columns-repeated="2" office:value-type="float" office:value="176">
            <text:p>176</text:p>
          </table:table-cell>
          <table:table-cell office:value-type="string">
            <text:p>Chru</text:p>
          </table:table-cell>
          <table:table-cell office:value-type="string">
            <text:p>Avenue Augustin Fliche <text:s text:c="30"/>34090 MONTPELLIER</text:p>
          </table:table-cell>
          <table:table-cell/>
        </table:table-row>
        <table:table-row table:style-name="ro1">
          <table:table-cell table:number-columns-repeated="2" office:value-type="float" office:value="177">
            <text:p>177</text:p>
          </table:table-cell>
          <table:table-cell office:value-type="string">
            <text:p>Chru euromed</text:p>
          </table:table-cell>
          <table:table-cell office:value-type="string">
            <text:p>Rue du caduce <text:s text:c="24"/>34090 MONTPELLIER</text:p>
          </table:table-cell>
          <table:table-cell/>
        </table:table-row>
        <table:table-row table:style-name="ro1">
          <table:table-cell table:number-columns-repeated="2" office:value-type="float" office:value="179">
            <text:p>179</text:p>
          </table:table-cell>
          <table:table-cell office:value-type="string">
            <text:p>CHU Lapeyronie hall d'accueil</text:p>
          </table:table-cell>
          <table:table-cell office:value-type="string">
            <text:p>Pont Lapeyronie <text:s text:c="27"/>34090 MONTPELLIER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78">
            <text:p>178</text:p>
          </table:table-cell>
          <table:table-cell office:value-type="string">
            <text:p>Chru lapeyronie</text:p>
          </table:table-cell>
          <table:table-cell office:value-type="string">
            <text:p>Avenue du doyen gaston giraud <text:s text:c="33"/>34090 MONTPELLIER</text:p>
          </table:table-cell>
          <table:table-cell/>
        </table:table-row>
        <table:table-row table:style-name="ro1">
          <table:table-cell table:number-columns-repeated="2" office:value-type="float" office:value="181">
            <text:p>181</text:p>
          </table:table-cell>
          <table:table-cell office:value-type="string">
            <text:p>Ipl santé envirronement durable Méditerrranée</text:p>
          </table:table-cell>
          <table:table-cell office:value-type="string">
            <text:p>778 rue de la croix verte <text:s text:c="17"/>34090 MONTPELLIER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82">
            <text:p>182</text:p>
          </table:table-cell>
          <table:table-cell office:value-type="string">
            <text:p>Les Jardins de Grasse</text:p>
          </table:table-cell>
          <table:table-cell office:value-type="string">
            <text:p>1482 Rue de Saint-Priest <text:s text:c="27"/>34090 MONTPELLIER</text:p>
          </table:table-cell>
          <table:table-cell/>
        </table:table-row>
        <table:table-row table:style-name="ro1">
          <table:table-cell table:number-columns-repeated="2" office:value-type="float" office:value="183">
            <text:p>183</text:p>
          </table:table-cell>
          <table:table-cell office:value-type="string">
            <text:p>Parcs Nationaux de France</text:p>
          </table:table-cell>
          <table:table-cell office:value-type="string">
            <text:p>1037 rue Jean François Breton <text:s text:c="27"/>34090 MONTPELLIER</text:p>
          </table:table-cell>
          <table:table-cell/>
        </table:table-row>
        <table:table-row table:style-name="ro1">
          <table:table-cell table:number-columns-repeated="2" office:value-type="float" office:value="187">
            <text:p>187</text:p>
          </table:table-cell>
          <table:table-cell office:value-type="string">
            <text:p>Cirad</text:p>
          </table:table-cell>
          <table:table-cell office:value-type="string">
            <text:p>Avenue agropolis <text:s text:c="4"/>34398 MONTPELLIER</text:p>
          </table:table-cell>
          <table:table-cell/>
        </table:table-row>
        <table:table-row table:style-name="ro1">
          <table:table-cell table:number-columns-repeated="2" office:value-type="float" office:value="188">
            <text:p>188</text:p>
          </table:table-cell>
          <table:table-cell office:value-type="string">
            <text:p>Mornay</text:p>
          </table:table-cell>
          <table:table-cell office:value-type="string">
            <text:p>26 allee jules milhau <text:s text:c="11"/>34965 MONTPELLIER</text:p>
          </table:table-cell>
          <table:table-cell/>
        </table:table-row>
        <table:table-row table:style-name="ro1">
          <table:table-cell table:number-columns-repeated="2" office:value-type="float" office:value="189">
            <text:p>189</text:p>
          </table:table-cell>
          <table:table-cell office:value-type="string">
            <text:p>Boulodrome Bernard Gasset</text:p>
          </table:table-cell>
          <table:table-cell office:value-type="string">
            <text:p>122 avenue Maurice Planès <text:s text:c="32"/>34070 MONTPELLIER</text:p>
          </table:table-cell>
          <table:table-cell/>
        </table:table-row>
        <table:table-row table:style-name="ro1">
          <table:table-cell table:number-columns-repeated="2" office:value-type="float" office:value="190">
            <text:p>190</text:p>
          </table:table-cell>
          <table:table-cell office:value-type="string">
            <text:p>Cuisine Centrale</text:p>
          </table:table-cell>
          <table:table-cell office:value-type="string">
            <text:p>950 allée de la Martelle <text:s text:c="7"/>34070 Mtp</text:p>
          </table:table-cell>
          <table:table-cell office:value-type="string">
            <text:p>04 67 15 92 6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Centre de Culture Contemporaine La Panacée</text:p>
          </table:table-cell>
          <table:table-cell office:value-type="string">
            <text:p>14 rue école de pharmacie</text:p>
          </table:table-cell>
          <table:table-cell office:value-type="string">
            <text:p>04 34 88 79 7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Ancien Hôtel de Ville (Poste de Police Municipale)</text:p>
          </table:table-cell>
          <table:table-cell office:value-type="string">
            <text:p>1 Place Françis Ponge</text:p>
          </table:table-cell>
          <table:table-cell office:value-type="string">
            <text:p>04 67 34 71 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25/01/2016</text:date>, <text:time>09:1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00" meta:object-count="0"/>
    <meta:generator>OpenOffice/4.1.1$Win32 OpenOffice.org_project/411m6$Build-9775</meta:generator>
  </office:meta>
</office:document-meta>
</file>